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 style:list-style-name="L1"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S Vallès<text:tab/><text:tab/><text:tab/><text:tab/><text:tab/>Nom i cognoms</text:p>
      <text:p text:style-name="P1">Educicació eticocívica</text:p>
      <text:p text:style-name="P3"/>
      <text:p text:style-name="P3"/>
      <text:p text:style-name="P2"><text:span text:style-name="T1">Activitat del tercer capítol “Haz lo que quieras</text:span><text:span text:style-name="T2">”</text:span><text:span text:style-name="T1"> del llibre </text:span><text:span text:style-name="T2">Ética para Amador</text:span></text:p>
      <text:p text:style-name="P6"/>
      <text:list xml:id="list30187213" text:style-name="L1">
        <text:list-header>
          <text:p text:style-name="P5"/>
        </text:list-header>
        <text:list-item>
          <text:p text:style-name="P5">Torna a llegir el capítol i fes un resum de les idees principals que s'hi exposen. (2 punts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0338779" text:continue-numbering="true" text:style-name="L1">
        <text:list-item>
          <text:p text:style-name="P5">Quina diferència hi ha entre la moral i l'ètica? (2 punts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30335970" text:continue-numbering="true" text:style-name="L1">
        <text:list-item>
          <text:p text:style-name="P5">A què es referiex el text quan diu que la paruala bo (<text:span text:style-name="T3">bueno</text:span>) de vegades es fa servir per a referir-se a quelcom no precisament bo. (2 punt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0327356" text:continue-numbering="true" text:style-name="L1">
        <text:list-item>
          <text:p text:style-name="P5">Per quin motiu, segons el que es diu al text, no és fàcil determinar quan una persona és bona o dolenta? (2 punts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0329046" text:continue-numbering="true" text:style-name="L1">
        <text:list-item>
          <text:p text:style-name="P5">Estàs d'acord amb l'autor del text quan diu que el millor criteri per actuar ha de ser “Fes el que vulguis”?(2 punt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1-24T10:20:00.76</meta:creation-date>
    <meta:generator>OpenOffice.org/3.1$Win32 OpenOffice.org_project/310m11$Build-9399</meta:generator>
    <dc:date>2013-02-14T10:19:06.09</dc:date>
    <meta:editing-duration>PT00H29M07S</meta:editing-duration>
    <meta:editing-cycles>16</meta:editing-cycles>
    <meta:document-statistic meta:table-count="0" meta:image-count="0" meta:object-count="0" meta:page-count="2" meta:paragraph-count="8" meta:word-count="129" meta:character-count="653"/>
  </office:meta>
</office:document-meta>
</file>